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rbel1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9.31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196cm"/>
    </style:style>
    <style:style style:name="Таблица2.B" style:family="table-column">
      <style:table-column-properties style:column-width="14.817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81cm"/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e03d" officeooo:paragraph-rsid="0011e03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1e03d" officeooo:paragraph-rsid="0011e03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1ef9e" officeooo:paragraph-rsid="0011ef9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1ef9e"/>
    </style:style>
    <style:style style:name="P5" style:family="paragraph" style:parent-style-name="Standard">
      <style:paragraph-properties fo:text-align="start" style:justify-single-word="false"/>
      <style:text-properties officeooo:rsid="0011ef9e" officeooo:paragraph-rsid="0011ef9e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1e03d" officeooo:paragraph-rsid="0011e0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1e03d" officeooo:paragraph-rsid="0011ef9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1ef9e" officeooo:paragraph-rsid="0011ef9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1ef9e" officeooo:paragraph-rsid="0011ef9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66db3" officeooo:paragraph-rsid="0011ef9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66db3" officeooo:paragraph-rsid="00166db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8377e" officeooo:paragraph-rsid="0018377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8377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2d44c" officeooo:paragraph-rsid="0012d44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3ea3d" officeooo:paragraph-rsid="0013ea3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officeooo:paragraph-rsid="00156b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style:font-name="Liberation Serif1" fo:font-size="14pt" fo:font-weight="normal" officeooo:rsid="0011e03d" style:font-size-asian="12.25pt" style:font-weight-asian="normal" style:font-size-complex="14pt" style:font-weight-complex="normal"/>
    </style:style>
    <style:style style:name="T5" style:family="text">
      <style:text-properties style:font-name="Liberation Serif1" fo:font-size="14pt" fo:font-weight="normal" officeooo:rsid="0011ef9e" style:font-size-asian="12.25pt" style:font-weight-asian="normal" style:font-size-complex="14pt" style:font-weight-complex="normal"/>
    </style:style>
    <style:style style:name="T6" style:family="text">
      <style:text-properties style:font-name="Liberation Serif1" fo:font-size="14pt" fo:font-weight="bold" style:font-size-asian="12.25pt" style:font-weight-asian="bold" style:font-size-complex="14pt" style:font-weight-complex="bold"/>
    </style:style>
    <style:style style:name="T7" style:family="text">
      <style:text-properties style:font-name="Liberation Serif1" fo:font-size="14pt" fo:font-weight="bold" officeooo:rsid="0011e03d" style:font-size-asian="12.25pt" style:font-weight-asian="bold" style:font-size-complex="14pt" style:font-weight-complex="bold"/>
    </style:style>
    <style:style style:name="T8" style:family="text">
      <style:text-properties style:font-name="Liberation Serif1" fo:font-weight="bol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4pt" fo:font-weight="normal" officeooo:rsid="0011e03d" style:font-size-asian="12.25pt" style:font-weight-asian="normal" style:font-size-complex="14pt" style:font-weight-complex="normal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fo:font-weight="bold" style:font-weight-asian="bold" style:font-weight-complex="bold"/>
    </style:style>
    <style:style style:name="T13" style:family="text">
      <style:text-properties style:font-name="Liberation Serif1" officeooo:rsid="00166db3"/>
    </style:style>
    <style:style style:name="T14" style:family="text">
      <style:text-properties style:font-name="Liberation Serif1" fo:font-size="14pt" fo:font-weight="normal" officeooo:rsid="0018377e" style:font-size-asian="12.25pt" style:font-weight-asian="normal" style:font-size-complex="14pt" style:font-weight-complex="normal"/>
    </style:style>
    <style:style style:name="T15" style:family="text">
      <style:text-properties style:font-name="Liberation Serif1" fo:font-size="14pt" fo:font-weight="normal" officeooo:rsid="00166db3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156b1e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fo:font-style="normal" fo:font-weight="normal" officeooo:rsid="00156b1e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ru" fo:country="RU" fo:font-style="normal" style:text-underline-style="none" fo:font-weight="normal" officeooo:rsid="00156b1e" style:font-name-asian="Calibri1" style:font-size-asian="14pt" style:language-asian="ru" style:country-asian="RU" style:font-style-asian="normal" style:font-weight-asian="normal" style:font-name-complex="Calibri1" style:font-size-complex="14pt" style:language-complex="ru" style:country-complex="RU" style:font-style-complex="normal" style:font-weight-complex="normal" style:text-scale="100%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ru" fo:country="RU" fo:font-style="normal" style:text-underline-style="none" fo:font-weight="normal" officeooo:rsid="00156b1e" style:font-name-asian="Courier New1" style:font-size-asian="14pt" style:language-asian="ru" style:country-asian="RU" style:font-style-asian="normal" style:font-weight-asian="normal" style:font-name-complex="Courier New1" style:font-size-complex="14pt" style:language-complex="ru" style:country-complex="RU" style:font-style-complex="normal" style:font-weight-complex="normal" style:text-scale="100%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ru" fo:country="RU" fo:font-style="italic" style:text-underline-style="none" fo:font-weight="normal" officeooo:rsid="00156b1e" style:font-name-asian="Calibri1" style:font-size-asian="14pt" style:language-asian="ru" style:country-asian="RU" style:font-style-asian="italic" style:font-weight-asian="normal" style:font-name-complex="Calibri1" style:font-size-complex="14pt" style:language-complex="ru" style:country-complex="RU" style:font-style-complex="italic" style:font-weight-complex="normal" style:text-scale="100%"/>
    </style:style>
    <style:style style:name="T24" style:family="text">
      <style:text-properties officeooo:rsid="001837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ОРМАТИРОВАНИЕ ВЫВОДА</text:p>
      <text:p text:style-name="P1"/>
      <text:p text:style-name="P2">Для создания форматированных строк есть методы <text:span text:style-name="T1">printf</text:span> и <text:span text:style-name="T1">format</text:span>:</text:p>
      <text:p text:style-name="P2"/>
      <text:p text:style-name="P2">printf(<text:span text:style-name="T2">"</text:span><text:span text:style-name="T9">%b</text:span><text:span text:style-name="T2">", 237)<text:tab/><text:tab/><text:tab/># =&gt; "11101101"</text:span></text:p>
      <text:p text:style-name="P6"/>
      <text:p text:style-name="P2"><text:span text:style-name="T2">puts format("</text:span><text:span text:style-name="T9">%b</text:span><text:span text:style-name="T2">", 237)<text:tab/><text:tab/># =&gt; "11101101"</text:span></text:p>
      <text:p text:style-name="P6"/>
      <text:p text:style-name="P3"><text:span text:style-name="T2">Спецификатор формата %b указывает, что вы хотите получить двоичный результат, он всегда начинается с %. b — это тип </text:span><text:span text:style-name="T8">поля</text:span><text:span text:style-name="T2"> для представления в двоичной системе счисления, параметр 237 — это число, которое вы хотите преобразовать в двоичное.</text:span></text:p>
      <text:p text:style-name="P8"/>
      <text:p text:style-name="P8">Еще пример:</text:p>
      <text:p text:style-name="P8"/>
      <text:p text:style-name="P4"><text:span text:style-name="T4">puts format("</text:span><text:span text:style-name="T10">%b</text:span><text:span text:style-name="T4">", 1</text:span><text:span text:style-name="T5">4</text:span><text:span text:style-name="T4">)<text:tab/><text:tab/><text:tab/># =&gt; "1</text:span><text:span text:style-name="T5">110</text:span><text:span text:style-name="T4">"</text:span></text:p>
      <text:p text:style-name="P7"/>
      <text:p text:style-name="P4"><text:span text:style-name="T4">puts format("%</text:span><text:span text:style-name="T5">08</text:span><text:span text:style-name="T4">b", 237)<text:tab/><text:tab/># =&gt; "</text:span><text:span text:style-name="T5">00001110</text:span><text:span text:style-name="T4">"</text:span></text:p>
      <text:p text:style-name="P7"/>
      <text:p text:style-name="P5"><text:span text:style-name="T7">Ф</text:span><text:span text:style-name="T6">лажок</text:span><text:span text:style-name="T3">, следующий за знаком процента (%), указывает, что вы хотите заполнить или дополнить результат нулями вместо пробелов (задаваемых по умолчанию). Число 8 обозначает ширину результата (восемь цифр).</text:span></text:p>
      <text:p text:style-name="P8"/>
      <table:table table:name="Таблица1" table:style-name="Таблица1" table:template-name="Базовый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Флажок</text:p>
          </table:table-cell>
          <table:table-cell table:style-name="Таблица1.A1" office:value-type="string">
            <text:p text:style-name="P14">Для типов полей</text:p>
          </table:table-cell>
          <table:table-cell table:style-name="Таблица1.C1" office:value-type="string">
            <text:p text:style-name="P14">Описание</text:p>
          </table:table-cell>
        </table:table-row>
        <table:table-row>
          <table:table-cell table:style-name="Таблица1.A2" office:value-type="string">
            <text:p text:style-name="P15">[пробел]</text:p>
          </table:table-cell>
          <table:table-cell table:style-name="Таблица1.A2" office:value-type="string">
            <text:p text:style-name="P15">bdeEfgGiouxX</text:p>
          </table:table-cell>
          <table:table-cell table:style-name="Таблица1.C2" office:value-type="string">
            <text:p text:style-name="P15">Помещает пробел в начало положительного числа</text:p>
          </table:table-cell>
        </table:table-row>
        <table:table-row>
          <table:table-cell table:style-name="Таблица1.A2" office:value-type="string">
            <text:p text:style-name="P15">[1-9]$</text:p>
          </table:table-cell>
          <table:table-cell table:style-name="Таблица1.A2" office:value-type="string">
            <text:p text:style-name="P15">Все типы полей</text:p>
          </table:table-cell>
          <table:table-cell table:style-name="Таблица1.C2" office:value-type="string">
            <text:p text:style-name="P15">Абсолютный номер параметра для этого поля</text:p>
          </table:table-cell>
        </table:table-row>
        <table:table-row>
          <table:table-cell table:style-name="Таблица1.A2" office:value-type="string">
            <text:p text:style-name="P15">#</text:p>
          </table:table-cell>
          <table:table-cell table:style-name="Таблица1.A2" office:value-type="string">
            <text:p text:style-name="P15">beEfgGioxX</text:p>
          </table:table-cell>
          <table:table-cell table:style-name="Таблица1.C2" office:value-type="string">
            <text:p text:style-name="P15">Для поля b результату предшествует 0b; для o — 0; для x — 0x; для X — 0X; для e, E, f, g и G добавляется десятичная точка; для g и G не удаляются хвостовые пробелы</text:p>
          </table:table-cell>
        </table:table-row>
        <table:table-row>
          <table:table-cell table:style-name="Таблица1.A2" office:value-type="string">
            <text:p text:style-name="P15">+</text:p>
          </table:table-cell>
          <table:table-cell table:style-name="Таблица1.A2" office:value-type="string">
            <text:p text:style-name="P15">bdeEfgGiouxX</text:p>
          </table:table-cell>
          <table:table-cell table:style-name="Таблица1.C2" office:value-type="string">
            <text:p text:style-name="P15">Добавляет перед положительными числами знак <text:span text:style-name="T2">"плюс" (+)</text:span></text:p>
          </table:table-cell>
        </table:table-row>
        <table:table-row>
          <table:table-cell table:style-name="Таблица1.A2" office:value-type="string">
            <text:p text:style-name="P16">-</text:p>
          </table:table-cell>
          <table:table-cell table:style-name="Таблица1.A2" office:value-type="string">
            <text:p text:style-name="P15">Все типы полей</text:p>
          </table:table-cell>
          <table:table-cell table:style-name="Таблица1.C2" office:value-type="string">
            <text:p text:style-name="P15">Выравнивает результат влево</text:p>
          </table:table-cell>
        </table:table-row>
        <table:table-row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bdeEfgGiouxX</text:p>
          </table:table-cell>
          <table:table-cell table:style-name="Таблица1.C2" office:value-type="string">
            <text:p text:style-name="P15">Дополняет результаты нулями (0) вместо пробелов</text:p>
          </table:table-cell>
        </table:table-row>
        <table:table-row table:style-name="Таблица1.8">
          <table:table-cell table:style-name="Таблица1.A2" office:value-type="string">
            <text:p text:style-name="P16">*</text:p>
          </table:table-cell>
          <table:table-cell table:style-name="Таблица1.A2" office:value-type="string">
            <text:p text:style-name="P15">Все типы полей</text:p>
          </table:table-cell>
          <table:table-cell table:style-name="Таблица1.C2" office:value-type="string">
            <text:p text:style-name="P15">Использует следующий параметр как ширину поля. Если он отрицательный, выравнивает результат влево. Если за звездочкой (*) следует число и знак <text:soft-page-break/>доллара ($), использует параметр как ширину</text:p>
          </table:table-cell>
        </table:table-row>
      </table:table>
      <text:p text:style-name="P8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Поле</text:p>
          </table:table-cell>
          <table:table-cell table:style-name="Таблица2.B1" office:value-type="string">
            <text:p text:style-name="P18">Описани</text:p>
          </table:table-cell>
        </table:table-row>
        <table:table-row table:style-name="Таблица2.2">
          <table:table-cell table:style-name="Таблица2.A2" office:value-type="string">
            <text:p text:style-name="P17">b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числовой параметр в двоичное число</text:span></text:span></text:p>
          </table:table-cell>
        </table:table-row>
        <table:table-row>
          <table:table-cell table:style-name="Таблица2.A2" office:value-type="string">
            <text:p text:style-name="P17">c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числовой параметр (код символа) в символ</text:span></text:span></text:p>
          </table:table-cell>
        </table:table-row>
        <table:table-row>
          <table:table-cell table:style-name="Таблица2.A2" office:value-type="string">
            <text:p text:style-name="P17">d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числовой параметр в десятичное число. То же самое, что </text:span></text:span><text:span text:style-name="Body_20_text_20__28_2_29__20__2b__20_Corbel_2c_7.5_20_pt_2c_Not_20_Bold"><text:span text:style-name="T17">i</text:span></text:span></text:p>
          </table:table-cell>
        </table:table-row>
        <table:table-row>
          <table:table-cell table:style-name="Таблица2.A2" office:value-type="string">
            <text:p text:style-name="P17">e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параметр с плавающей точкой в экспоненциальное пре</text:span></text:span><text:span text:style-name="Body_20_text_20__28_2_29__20__2b__20_Calibri_2c_Not_20_Bold"><text:span text:style-name="T17">дс</text:span></text:span><text:span text:style-name="Body_20_text_20__28_2_29__20__2b__20_Calibri_2c_Not_20_Bold"><text:span text:style-name="T16">тавление, с использованием одной цифры перед десятичной точкой. По умолчанию в дробной части устанавливается шесть цифр (</text:span></text:span><text:span text:style-name="Body_20_text_20__28_2_29__20__2b__20_Calibri_2c_Not_20_Bold"><text:span text:style-name="T17">c</text:span></text:span><text:span text:style-name="Body_20_text_20__28_2_29__20__2b__20_Calibri_2c_Not_20_Bold"><text:span text:style-name="T16">р. с </text:span></text:span><text:span text:style-name="Body_20_text_20__28_2_29__20__2b__20_Calibri_2c_Not_20_Bold"><text:span text:style-name="T23">g</text:span></text:span><text:span text:style-name="Body_20_text_20__28_2_29__20__2b__20_Calibri_2c_Not_20_Bold"><text:span text:style-name="T16">)</text:span></text:span></text:p>
          </table:table-cell>
        </table:table-row>
        <table:table-row>
          <table:table-cell table:style-name="Таблица2.A2" office:value-type="string">
            <text:p text:style-name="P17">E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То же самое, что е, но в результате используется </text:span></text:span><text:span text:style-name="Body_20_text_20__28_2_29__20__2b__20_Calibri_2c_Not_20_Bold_2c_Small_20_Caps"><text:span text:style-name="T16">е</text:span></text:span></text:p>
          </table:table-cell>
        </table:table-row>
        <table:table-row>
          <table:table-cell table:style-name="Таблица2.A2" office:value-type="string">
            <text:p text:style-name="P17">f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числовой параметр в число с плавающей точкой. По умолчанию в дробной части устанавливается шесть цифр. Количество цифр дробной части определяется точностью</text:span></text:span></text:p>
          </table:table-cell>
        </table:table-row>
        <table:table-row>
          <table:table-cell table:style-name="Таблица2.A2" office:value-type="string">
            <text:p text:style-name="P17">g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числовой параметр в число с плавающей точкой, использует экспоненциальную форму, если экспонента меньше, чем </text:span></text:span><text:span text:style-name="Body_20_text_20__28_2_29__20__2b__20_Calibri_2c_Italic"><text:span text:style-name="T18">-</text:span></text:span><text:span text:style-name="Body_20_text_20__28_2_29__20__2b__20_Calibri_2c_Italic"><text:span text:style-name="T19">4</text:span></text:span><text:span text:style-name="Body_20_text_20__28_2_29__20__2b__20_Calibri_2c_Italic"><text:span text:style-name="T16">,</text:span></text:span><text:span text:style-name="Body_20_text_20__28_2_29__20__2b__20_Calibri_2c_Not_20_Bold"><text:span text:style-name="T16"> или больше или равна точности, в противном случае использует форму </text:span></text:span><text:span text:style-name="Body_20_text_20__28_2_29__20__2b__20_Calibri_2c_Not_20_Bold"><text:span text:style-name="T17">d</text:span></text:span><text:span text:style-name="Body_20_text_20__28_2_29__20__2b__20_Calibri_2c_Not_20_Bold"><text:span text:style-name="T16">.</text:span></text:span><text:span text:style-name="Body_20_text_20__28_2_29__20__2b__20_Calibri_2c_Not_20_Bold"><text:span text:style-name="T17">dddd</text:span></text:span><text:span text:style-name="Body_20_text_20__28_2_29__20__2b__20_Calibri_2c_Not_20_Bold"><text:span text:style-name="T16"> (ср. с </text:span></text:span><text:span text:style-name="Body_20_text_20__28_2_29__20__2b__20_Calibri_2c_Not_20_Bold"><text:span text:style-name="T20">е</text:span></text:span><text:span text:style-name="Body_20_text_20__28_2_29__20__2b__20_Calibri_2c_Not_20_Bold"><text:span text:style-name="T16">)</text:span></text:span></text:p>
          </table:table-cell>
        </table:table-row>
        <table:table-row>
          <table:table-cell table:style-name="Таблица2.A2" office:value-type="string">
            <text:p text:style-name="P17">G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То же самое, что </text:span></text:span><text:span text:style-name="Body_20_text_20__28_2_29__20__2b__20_Calibri_2c_Not_20_Bold"><text:span text:style-name="T21">g</text:span></text:span><text:span text:style-name="Body_20_text_20__28_2_29__20__2b__20_Calibri_2c_Not_20_Bold"><text:span text:style-name="T16">, но в результате используется </text:span></text:span><text:span text:style-name="Body_20_text_20__28_2_29__20__2b__20_Calibri_2c_Not_20_Bold_2c_Small_20_Caps"><text:span text:style-name="T16">е</text:span></text:span></text:p>
          </table:table-cell>
        </table:table-row>
        <table:table-row>
          <table:table-cell table:style-name="Таблица2.A2" office:value-type="string">
            <text:p text:style-name="P17">i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числовой параметр в десятичное число. То же самое, что </text:span></text:span><text:span text:style-name="Body_20_text_20__28_2_29__20__2b__20_Calibri_2c_Not_20_Bold"><text:span text:style-name="T21">d</text:span></text:span></text:p>
          </table:table-cell>
        </table:table-row>
        <table:table-row>
          <table:table-cell table:style-name="Таблица2.A2" office:value-type="string">
            <text:p text:style-name="P17">o</text:p>
          </table:table-cell>
          <table:table-cell table:style-name="Таблица2.B2" office:value-type="string">
            <text:p text:style-name="Table_20_Contents"><text:span text:style-name="T16">Преобразует числовой параметр в </text:span><text:span text:style-name="T17">восьмеричное</text:span><text:span text:style-name="T16"> число.</text:span></text:p>
          </table:table-cell>
        </table:table-row>
        <table:table-row>
          <table:table-cell table:style-name="Таблица2.A2" office:value-type="string">
            <text:p text:style-name="P17">p</text:p>
          </table:table-cell>
          <table:table-cell table:style-name="Таблица2.B2" office:value-type="string">
            <text:p text:style-name="P19"><text:span text:style-name="Body_20_text_20__28_2_29__20__2b__20_Calibri_2c_Not_20_Bold"><text:span text:style-name="T16">То же самое, что </text:span></text:span><text:span text:style-name="Body_20_text_20__28_2_29__20__2b__20_Courier_20_New_2c_8_20_pt"><text:span text:style-name="T22">argument.inspect</text:span></text:span><text:span text:style-name="Body_20_text_20__28_2_29__20__2b__20_Courier_20_New_2c_8_20_pt"><text:span text:style-name="T16">, </text:span></text:span><text:span text:style-name="Body_20_text_20__28_2_29__20__2b__20_Calibri_2c_Not_20_Bold"><text:span text:style-name="T16">где </text:span></text:span><text:span text:style-name="Body_20_text_20__28_2_29__20__2b__20_Courier_20_New_2c_8_20_pt"><text:span text:style-name="T22">inspect</text:span></text:span><text:span text:style-name="Body_20_text_20__28_2_29__20__2b__20_Courier_20_New_2c_8_20_pt"><text:span text:style-name="T16"> </text:span></text:span><text:span text:style-name="Body_20_text_20__28_2_29__20__2b__20_Calibri_2c_Not_20_Bold"><text:span text:style-name="T16">предоставляет печатаемую версию параметра, с удаленными специальными символами</text:span></text:span></text:p>
          </table:table-cell>
        </table:table-row>
        <table:table-row>
          <table:table-cell table:style-name="Таблица2.A2" office:value-type="string">
            <text:p text:style-name="P17">s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одставляет параметр как строку. Если форматирующая строка содержит точность, то в подстановку копируется не менее указанного количества символов</text:span></text:span></text:p>
          </table:table-cell>
        </table:table-row>
        <table:table-row>
          <table:table-cell table:style-name="Таблица2.A2" office:value-type="string">
            <text:p text:style-name="P17">u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Трактует параметр как десятичное число без знака. Отрицательные числа для базовой архитектуры показываются как 32-битовое дополнение до двух плюс единица (например, </text:span></text:span><text:span text:style-name="Body_20_text_20__28_2_29__20__2b__20_Courier_20_New_2c_8_20_pt"><text:span text:style-name="T16">2**32+</text:span></text:span><text:span text:style-name="Body_20_text_20__28_2_29__20__2b__20_Courier_20_New_2c_8_20_pt"><text:span text:style-name="T22">n</text:span></text:span><text:span text:style-name="Body_20_text_20__28_2_29__20__2b__20_Courier_20_New_2c_8_20_pt"><text:span text:style-name="T16">). </text:span></text:span><text:span text:style-name="Body_20_text_20__28_2_29__20__2b__20_Calibri_2c_Not_20_Bold"><text:span text:style-name="T16">Так как в </text:span></text:span><text:span text:style-name="Body_20_text_20__28_2_29__20__2b__20_Calibri_2c_Not_20_Bold"><text:span text:style-name="T17">Ruby</text:span></text:span><text:span text:style-name="Body_20_text_20__28_2_29__20__2b__20_Calibri_2c_Not_20_Bold"><text:span text:style-name="T16"> нет собственного лимита на количество битов, используемых для представления целого числа, отрицательным значениям предшествуют две точки, обозначающие бесконечное количество лидирующих знаковых битов</text:span></text:span></text:p>
          </table:table-cell>
        </table:table-row>
        <text:soft-page-break/>
        <table:table-row>
          <table:table-cell table:style-name="Таблица2.A2" office:value-type="string">
            <text:p text:style-name="P17">x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Преобразует числовой параметр в шестнадцатеричное число со строчными буквами от а до </text:span></text:span><text:span text:style-name="Body_20_text_20__28_2_29__20__2b__20_Calibri_2c_Not_20_Bold"><text:span text:style-name="T17">f.</text:span></text:span><text:span text:style-name="Body_20_text_20__28_2_29__20__2b__20_Calibri_2c_Not_20_Bold"><text:span text:style-name="T16"> Отрицательные числа показываются с двумя предшествующими точками, обозначающими бесконечную строку лидирующих </text:span></text:span><text:span text:style-name="Body_20_text_20__28_2_29__20__2b__20_Courier_20_New_2c_8_20_pt"><text:span text:style-name="T17">ff</text:span></text:span></text:p>
          </table:table-cell>
        </table:table-row>
        <table:table-row>
          <table:table-cell table:style-name="Таблица2.A2" office:value-type="string">
            <text:p text:style-name="P17">X</text:p>
          </table:table-cell>
          <table:table-cell table:style-name="Таблица2.B2" office:value-type="string">
            <text:p text:style-name="Table_20_Contents"><text:span text:style-name="Body_20_text_20__28_2_29__20__2b__20_Calibri_2c_Not_20_Bold"><text:span text:style-name="T16">То же самое, что х, но в результате используются заглавные буквы от А до </text:span></text:span><text:span text:style-name="Body_20_text_20__28_2_29__20__2b__20_Calibri_2c_Not_20_Bold"><text:span text:style-name="T17">F</text:span></text:span><text:span text:style-name="Body_20_text_20__28_2_29__20__2b__20_Calibri_2c_Not_20_Bold"><text:span text:style-name="T16">. Отрицательные числа показываются с двумя предшествующими точками, обозначающими бесконечную строку лидирующих </text:span></text:span><text:span text:style-name="Body_20_text_20__28_2_29__20__2b__20_Courier_20_New_2c_8_20_pt_2c_Small_20_Caps"><text:span text:style-name="T17">FF</text:span></text:span></text:p>
          </table:table-cell>
        </table:table-row>
      </table:table>
      <text:p text:style-name="P10"/>
      <text:p text:style-name="P11">Примеры:</text:p>
      <text:p text:style-name="P11"/>
      <text:p text:style-name="P11">printf(<text:span text:style-name="T2">"The integer %1$d is %1$08b in binary format.", 72)</text:span></text:p>
      <text:p text:style-name="P11"><text:span text:style-name="T2"/></text:p>
      <text:p text:style-name="P11"><text:span text:style-name="T2"># =&gt; "The integer 72 is 01001000 in binary format."</text:span></text:p>
      <text:p text:style-name="P11"><text:span text:style-name="T2"/></text:p>
      <text:p text:style-name="P11"><text:span text:style-name="T2">1$ дает методу понять, что надо искать только первый параметр.</text:span></text:p>
      <text:p text:style-name="P11"><text:span text:style-name="T2"/></text:p>
      <text:p text:style-name="P12"><text:span text:style-name="T2">Тип поля </text:span><text:span text:style-name="T8">x</text:span><text:span text:style-name="T2"> преобразует параметр в шестнадцатеричное значение:</text:span></text:p>
      <text:p text:style-name="P12"><text:span text:style-name="T2"/></text:p>
      <text:p text:style-name="P12"><text:span text:style-name="T2"><text:s/>printf(</text:span><text:span text:style-name="T13">"%</text:span><text:span text:style-name="T2">x, 30</text:span><text:span text:style-name="T13">"</text:span><text:span text:style-name="T2">)<text:tab/><text:tab/><text:tab/># =&gt; </text:span><text:span text:style-name="T13">"</text:span><text:span text:style-name="T2">1e</text:span><text:span text:style-name="T13">"</text:span></text:p>
      <text:p text:style-name="P12"><text:span text:style-name="T13"/></text:p>
      <text:p text:style-name="P12"><text:span text:style-name="T13"><text:s/>printf("%</text:span><text:span text:style-name="T2">X</text:span><text:span text:style-name="T13">, 30")<text:tab/><text:tab/><text:tab/># =&gt; "1</text:span><text:span text:style-name="T2">E</text:span><text:span text:style-name="T13">"</text:span></text:p>
      <text:p text:style-name="P12"><text:span text:style-name="T13"/></text:p>
      <text:p text:style-name="P12"><text:span text:style-name="T13">Ч</text:span><text:span text:style-name="T2">тобы шестнадцатеричному результату предшествовало 0x, добавим символ #:</text:span></text:p>
      <text:p text:style-name="P12"><text:span text:style-name="T2"/></text:p>
      <text:p text:style-name="P12"><text:span text:style-name="T2"><text:s/>printf(</text:span><text:span text:style-name="T13">"%</text:span><text:span text:style-name="T2">#x, 256</text:span><text:span text:style-name="T13">"</text:span><text:span text:style-name="T2">)<text:tab/><text:tab/># =&gt; </text:span><text:span text:style-name="T13">"</text:span><text:span text:style-name="T2">0x100</text:span><text:span text:style-name="T13">"</text:span></text:p>
      <text:p text:style-name="P12"><text:span text:style-name="T13"/></text:p>
      <text:p text:style-name="P12"><text:span text:style-name="T13">Т</text:span><text:span text:style-name="T2">ип поля %o возвращает восьмеричное число. Чтобы восьмеричному числу предшествовал 0, добавим #:</text:span></text:p>
      <text:p text:style-name="P12"><text:span text:style-name="T2"/></text:p>
      <text:p text:style-name="P13"><text:span text:style-name="T14">printf(</text:span><text:span text:style-name="T15">"%</text:span><text:span text:style-name="T14">#o, 100</text:span><text:span text:style-name="T15">"</text:span><text:span text:style-name="T14">)<text:tab/><text:tab/># =&gt; </text:span><text:span text:style-name="T15">"</text:span><text:span text:style-name="T14">0144</text:span><text:span text:style-name="T15">"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rbel1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_28_2_29_" style:display-name="Body text (2)" style:family="paragraph" style:parent-style-name="Standard" style:default-outline-level="">
      <loext:graphic-properties draw:fill="solid" draw:fill-color="#ffffff"/>
      <style:paragraph-properties fo:margin-top="0.212cm" fo:margin-bottom="0cm" loext:contextual-spacing="false" fo:line-height="0.452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bold"/>
    </style:style>
    <style:style style:name="Default_20_Paragraph_20_Font" style:display-name="Default Paragraph Font" style:family="text">
      <style:text-properties fo:color="#000000" style:font-name="Microsoft Sans Serif" fo:font-family="'Microsoft Sans Serif'" style:font-family-generic="roman" style:font-pitch="variable" fo:font-size="12pt" fo:letter-spacing="normal" fo:language="ru" fo:country="RU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style:text-scale="100%"/>
    </style:style>
    <style:style style:name="Body_20_text_20__28_2_29__5f_" style:display-name="Body text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bold"/>
    </style:style>
    <style:style style:name="Body_20_text_20__28_2_29__20__2b__20_Calibri_2c_Not_20_Bold" style:display-name="Body text (2) + Calibri,Not Bold" style:family="text" style:parent-style-name="Body_20_text_20__28_2_29__5f_">
      <style:text-properties fo:color="#000000" style:font-name="Calibri" fo:font-family="Calibri" style:font-family-generic="roman" style:font-pitch="variable" fo:font-size="10pt" fo:letter-spacing="normal" fo:language="ru" fo:country="RU" fo:font-weight="bold" style:font-name-asian="Calibri1" style:font-family-asian="Calibri" style:font-family-generic-asian="system" style:font-pitch-asian="variable" style:font-size-asian="10pt" style:language-asian="ru" style:country-asian="RU" style:font-weight-asian="bold" style:font-name-complex="Calibri1" style:font-family-complex="Calibri" style:font-family-generic-complex="system" style:font-pitch-complex="variable" style:font-size-complex="10pt" style:language-complex="ru" style:country-complex="RU" style:font-weight-complex="bold" style:text-scale="100%"/>
    </style:style>
    <style:style style:name="Body_20_text_20__28_2_29__20__2b__20_Corbel_2c_7.5_20_pt_2c_Not_20_Bold" style:display-name="Body text (2) + Corbel,7.5 pt,Not Bold" style:family="text" style:parent-style-name="Body_20_text_20__28_2_29__5f_">
      <style:text-properties fo:color="#000000" style:font-name="Corbel" fo:font-family="Corbel" style:font-family-generic="roman" style:font-pitch="variable" fo:font-size="7.5pt" fo:letter-spacing="normal" fo:language="ru" fo:country="RU" fo:font-weight="bold" style:font-name-asian="Corbel1" style:font-family-asian="Corbel" style:font-family-generic-asian="system" style:font-pitch-asian="variable" style:font-size-asian="7.5pt" style:language-asian="ru" style:country-asian="RU" style:font-weight-asian="bold" style:font-name-complex="Corbel1" style:font-family-complex="Corbel" style:font-family-generic-complex="system" style:font-pitch-complex="variable" style:font-size-complex="7.5pt" style:language-complex="ru" style:country-complex="RU" style:font-weight-complex="bold" style:text-scale="100%"/>
    </style:style>
    <style:style style:name="Body_20_text_20__28_2_29__20__2b__20_Calibri_2c_Not_20_Bold_2c_Small_20_Caps" style:display-name="Body text (2) + Calibri,Not Bold,Small Caps" style:family="text" style:parent-style-name="Body_20_text_20__28_2_29__5f_">
      <style:text-properties fo:font-variant="small-caps" fo:color="#000000" style:font-name="Calibri" fo:font-family="Calibri" style:font-family-generic="roman" style:font-pitch="variable" fo:font-size="10pt" fo:letter-spacing="normal" fo:language="ru" fo:country="RU" fo:font-weight="bold" style:font-name-asian="Calibri1" style:font-family-asian="Calibri" style:font-family-generic-asian="system" style:font-pitch-asian="variable" style:font-size-asian="10pt" style:language-asian="ru" style:country-asian="RU" style:font-weight-asian="bold" style:font-name-complex="Calibri1" style:font-family-complex="Calibri" style:font-family-generic-complex="system" style:font-pitch-complex="variable" style:font-size-complex="10pt" style:language-complex="ru" style:country-complex="RU" style:font-weight-complex="bold" style:text-scale="100%"/>
    </style:style>
    <style:style style:name="Body_20_text_20__28_2_29__20__2b__20_Calibri_2c_Italic" style:display-name="Body text (2) + Calibri,Italic" style:family="text" style:parent-style-name="Body_20_text_20__28_2_29__5f_">
      <style:text-properties fo:color="#000000" style:font-name="Calibri" fo:font-family="Calibri" style:font-family-generic="roman" style:font-pitch="variable" fo:font-size="10pt" fo:letter-spacing="normal" fo:language="ru" fo:country="RU" fo:font-style="italic" style:font-name-asian="Calibri1" style:font-family-asian="Calibri" style:font-family-generic-asian="system" style:font-pitch-asian="variable" style:font-size-asian="10pt" style:language-asian="ru" style:country-asian="RU" style:font-style-asian="italic" style:font-name-complex="Calibri1" style:font-family-complex="Calibri" style:font-family-generic-complex="system" style:font-pitch-complex="variable" style:font-size-complex="10pt" style:language-complex="ru" style:country-complex="RU" style:font-style-complex="italic" style:text-scale="100%"/>
    </style:style>
    <style:style style:name="Body_20_text_20__28_2_29__20__2b__20_Courier_20_New_2c_8_20_pt" style:display-name="Body text (2) + Courier New,8 pt" style:family="text" style:parent-style-name="Body_20_text_20__28_2_29__5f_">
      <style:text-properties fo:color="#000000" style:font-name="Courier New" fo:font-family="'Courier New'" style:font-family-generic="roman" style:font-pitch="variable" fo:font-size="8pt" fo:letter-spacing="normal" fo:language="ru" fo:country="RU" style:font-name-asian="Courier New1" style:font-family-asian="'Courier New'" style:font-family-generic-asian="system" style:font-pitch-asian="variable" style:font-size-asian="8pt" style:language-asian="ru" style:country-asian="RU" style:font-name-complex="Courier New1" style:font-family-complex="'Courier New'" style:font-family-generic-complex="system" style:font-pitch-complex="variable" style:font-size-complex="8pt" style:language-complex="ru" style:country-complex="RU" style:text-scale="100%"/>
    </style:style>
    <style:style style:name="Body_20_text_20__28_2_29__20__2b__20_Courier_20_New_2c_8_20_pt_2c_Small_20_Caps" style:display-name="Body text (2) + Courier New,8 pt,Small Caps" style:family="text" style:parent-style-name="Body_20_text_20__28_2_29__5f_">
      <style:text-properties fo:font-variant="small-caps" fo:color="#000000" style:font-name="Courier New" fo:font-family="'Courier New'" style:font-family-generic="roman" style:font-pitch="variable" fo:font-size="8pt" fo:letter-spacing="normal" fo:language="ru" fo:country="RU" style:font-name-asian="Courier New1" style:font-family-asian="'Courier New'" style:font-family-generic-asian="system" style:font-pitch-asian="variable" style:font-size-asian="8pt" style:language-asian="ru" style:country-asian="RU" style:font-name-complex="Courier New1" style:font-family-complex="'Courier New'" style:font-family-generic-complex="system" style:font-pitch-complex="variable" style:font-size-complex="8pt" style:language-complex="ru" style:country-complex="RU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0:31:57.548994615</meta:creation-date>
    <dc:date>2020-04-10T11:52:31.897351123</dc:date>
    <meta:editing-duration>PT38M37S</meta:editing-duration>
    <meta:editing-cycles>6</meta:editing-cycles>
    <meta:generator>LibreOffice/6.3.5.2$Linux_X86_64 LibreOffice_project/30$Build-2</meta:generator>
    <meta:document-statistic meta:table-count="2" meta:image-count="0" meta:object-count="0" meta:page-count="3" meta:paragraph-count="76" meta:word-count="578" meta:character-count="3940" meta:non-whitespace-character-count="3418"/>
  </office:meta>
</office:document-meta>
</file>